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71B">
            <text:p>T-271B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10950.0">
            <text:p>1095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  <table:table-cell office:value-type="float" office:value="1.1767900405456821">
            <text:p>1.1767900405456821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66">
            <text:p>T-266</text:p>
          </table:table-cell>
          <table:table-cell office:value-type="float" office:value="69.0726">
            <text:p>69.0726</text:p>
          </table:table-cell>
          <table:table-cell office:value-type="float" office:value="15.555186">
            <text:p>15.555186</text:p>
          </table:table-cell>
          <table:table-cell office:value-type="float" office:value="4500.0">
            <text:p>4500.0</text:p>
          </table:table-cell>
          <table:table-cell office:value-type="float" office:value="150.0">
            <text:p>1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46">
            <text:p>6.46</text:p>
          </table:table-cell>
          <table:table-cell office:value-type="float" office:value="1.17">
            <text:p>1.17</text:p>
          </table:table-cell>
          <table:table-cell office:value-type="float" office:value="1.1745949839472767">
            <text:p>1.1745949839472767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70">
            <text:p>T-270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1">
            <text:p>1.81</text:p>
          </table:table-cell>
          <table:table-cell office:value-type="float" office:value="1.54">
            <text:p>1.54</text:p>
          </table:table-cell>
          <table:table-cell office:value-type="float" office:value="1.540412376614852">
            <text:p>1.540412376614852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67">
            <text:p>T-267</text:p>
          </table:table-cell>
          <table:table-cell office:value-type="float" office:value="69.135">
            <text:p>69.135</text:p>
          </table:table-cell>
          <table:table-cell office:value-type="float" office:value="15.679">
            <text:p>15.679</text:p>
          </table:table-cell>
          <table:table-cell office:value-type="float" office:value="6250.0">
            <text:p>6250.0</text:p>
          </table:table-cell>
          <table:table-cell office:value-type="float" office:value="200.0">
            <text:p>20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22">
            <text:p>4.22</text:p>
          </table:table-cell>
          <table:table-cell office:value-type="float" office:value="1.19">
            <text:p>1.19</text:p>
          </table:table-cell>
          <table:table-cell office:value-type="float" office:value="1.1864583726190614">
            <text:p>1.1864583726190614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t-926">
            <text:p>St-926</text:p>
          </table:table-cell>
          <table:table-cell office:value-type="float" office:value="69.11666666666666">
            <text:p>69.11666666666666</text:p>
          </table:table-cell>
          <table:table-cell office:value-type="float" office:value="15.95">
            <text:p>15.95</text:p>
          </table:table-cell>
          <table:table-cell office:value-type="float" office:value="2780.0">
            <text:p>2780.0</text:p>
          </table:table-cell>
          <table:table-cell office:value-type="float" office:value="65.0">
            <text:p>65.0</text:p>
          </table:table-cell>
          <table:table-cell office:value-type="string" office:value="pinus">
            <text:p>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01">
            <text:p>3.01</text:p>
          </table:table-cell>
          <table:table-cell office:value-type="float" office:value="1.17">
            <text:p>1.17</text:p>
          </table:table-cell>
          <table:table-cell office:value-type="float" office:value="1.169587117413917">
            <text:p>1.169587117413917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UERC-34686">
            <text:p>SUERC-34686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2437.0">
            <text:p>2437.0</text:p>
          </table:table-cell>
          <table:table-cell office:value-type="float" office:value="37.0">
            <text:p>37.0</text:p>
          </table:table-cell>
          <table:table-cell office:value-type="string" office:value="betula fragments">
            <text:p>betula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18">
            <text:p>2.18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6">
            <text:p>Poz-119906</text:p>
          </table:table-cell>
          <table:table-cell office:value-type="float" office:value="68.777586491442">
            <text:p>68.777586491442</text:p>
          </table:table-cell>
          <table:table-cell office:value-type="float" office:value="14.5085732990632">
            <text:p>14.5085732990632</text:p>
          </table:table-cell>
          <table:table-cell office:value-type="float" office:value="12380.0">
            <text:p>12380.0</text:p>
          </table:table-cell>
          <table:table-cell office:value-type="float" office:value="60.0">
            <text:p>60.0</text:p>
          </table:table-cell>
          <table:table-cell office:value-type="string" office:value="unknown moss">
            <text:p>unknown mos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75">
            <text:p>9.75</text:p>
          </table:table-cell>
          <table:table-cell office:value-type="float" office:value="1.36">
            <text:p>1.36</text:p>
          </table:table-cell>
          <table:table-cell office:value-type="float" office:value="1.3595440955825064">
            <text:p>1.3595440955825064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71">
            <text:p>T-271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10600.0">
            <text:p>10600.0</text:p>
          </table:table-cell>
          <table:table-cell office:value-type="float" office:value="250.0">
            <text:p>2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  <table:table-cell office:value-type="float" office:value="1.1767900405456821">
            <text:p>1.1767900405456821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94">
            <text:p>T-294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9900.0">
            <text:p>990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1.1767900405456821">
            <text:p>1.1767900405456821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5">
            <text:p>Poz-119905</text:p>
          </table:table-cell>
          <table:table-cell office:value-type="float" office:value="68.777586491442">
            <text:p>68.777586491442</text:p>
          </table:table-cell>
          <table:table-cell office:value-type="float" office:value="14.5085732990632">
            <text:p>14.5085732990632</text:p>
          </table:table-cell>
          <table:table-cell office:value-type="float" office:value="11960.0">
            <text:p>1196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75">
            <text:p>9.75</text:p>
          </table:table-cell>
          <table:table-cell office:value-type="float" office:value="1.36">
            <text:p>1.36</text:p>
          </table:table-cell>
          <table:table-cell office:value-type="float" office:value="1.3595440955825064">
            <text:p>1.3595440955825064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350">
            <text:p>T-350</text:p>
          </table:table-cell>
          <table:table-cell office:value-type="float" office:value="69.13333333333334">
            <text:p>69.13333333333334</text:p>
          </table:table-cell>
          <table:table-cell office:value-type="float" office:value="15.983333333333333">
            <text:p>15.983333333333333</text:p>
          </table:table-cell>
          <table:table-cell office:value-type="float" office:value="2200.0">
            <text:p>2200.0</text:p>
          </table:table-cell>
          <table:table-cell office:value-type="float" office:value="100.0">
            <text:p>10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72">
            <text:p>1.72</text:p>
          </table:table-cell>
          <table:table-cell office:value-type="float" office:value="1.19">
            <text:p>1.19</text:p>
          </table:table-cell>
          <table:table-cell office:value-type="float" office:value="1.1926625400662367">
            <text:p>1.1926625400662367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UERC-39987">
            <text:p>SUERC-39987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2777.0">
            <text:p>2777.0</text:p>
          </table:table-cell>
          <table:table-cell office:value-type="float" office:value="36.0">
            <text:p>36.0</text:p>
          </table:table-cell>
          <table:table-cell office:value-type="string" office:value="littorina saxatilis">
            <text:p>littorina saxatil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18">
            <text:p>2.18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UERC-39981">
            <text:p>SUERC-39981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2634.0">
            <text:p>2634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UERC-39980">
            <text:p>SUERC-39980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2279.0">
            <text:p>2279.0</text:p>
          </table:table-cell>
          <table:table-cell office:value-type="float" office:value="35.0">
            <text:p>35.0</text:p>
          </table:table-cell>
          <table:table-cell office:value-type="string" office:value="wood piece">
            <text:p>wood piec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28">
            <text:p>2.28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UERC-39977">
            <text:p>SUERC-39977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2140.0">
            <text:p>2140.0</text:p>
          </table:table-cell>
          <table:table-cell office:value-type="float" office:value="37.0">
            <text:p>37.0</text:p>
          </table:table-cell>
          <table:table-cell office:value-type="string" office:value="betula bark">
            <text:p>betula b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3">
            <text:p>2.3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580">
            <text:p>T-5580</text:p>
          </table:table-cell>
          <table:table-cell office:value-type="float" office:value="69.261599">
            <text:p>69.261599</text:p>
          </table:table-cell>
          <table:table-cell office:value-type="float" office:value="16.048587">
            <text:p>16.048587</text:p>
          </table:table-cell>
          <table:table-cell office:value-type="float" office:value="16150.0">
            <text:p>16150.0</text:p>
          </table:table-cell>
          <table:table-cell office:value-type="float" office:value="330.0">
            <text:p>330.0</text:p>
          </table:table-cell>
          <table:table-cell office:value-type="string" office:value="macro-algae">
            <text:p>macro-alga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2.85">
            <text:p>42.85</text:p>
          </table:table-cell>
          <table:table-cell office:value-type="float" office:value="1.41">
            <text:p>1.41</text:p>
          </table:table-cell>
          <table:table-cell office:value-type="float" office:value="1.4139851886822177">
            <text:p>1.4139851886822177</text:p>
          </table:table-cell>
          <table:table-cell office:value-type="string" office:value="VorrenEtal1988,CreelEtal2022">
            <text:p>VorrenEtal1988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579">
            <text:p>T-5579</text:p>
          </table:table-cell>
          <table:table-cell office:value-type="float" office:value="69.261599">
            <text:p>69.261599</text:p>
          </table:table-cell>
          <table:table-cell office:value-type="float" office:value="16.048587">
            <text:p>16.048587</text:p>
          </table:table-cell>
          <table:table-cell office:value-type="float" office:value="14240.0">
            <text:p>14240.0</text:p>
          </table:table-cell>
          <table:table-cell office:value-type="float" office:value="250.0">
            <text:p>250.0</text:p>
          </table:table-cell>
          <table:table-cell office:value-type="string" office:value="macro-algae">
            <text:p>macro-alga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4.01">
            <text:p>44.01</text:p>
          </table:table-cell>
          <table:table-cell office:value-type="float" office:value="1.72">
            <text:p>1.72</text:p>
          </table:table-cell>
          <table:table-cell office:value-type="float" office:value="1.7212785134130568">
            <text:p>1.7212785134130568</text:p>
          </table:table-cell>
          <table:table-cell office:value-type="string" office:value="VorrenEtal1988,CreelEtal2022">
            <text:p>VorrenEtal1988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288">
            <text:p>T-5288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3480.0">
            <text:p>34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2">
            <text:p>8.1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6,CreelEtal2022">
            <text:p>Moller1986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95">
            <text:p>T-295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9450.0">
            <text:p>9450.0</text:p>
          </table:table-cell>
          <table:table-cell office:value-type="float" office:value="250.0">
            <text:p>250.0</text:p>
          </table:table-cell>
          <table:table-cell office:value-type="string" office:value="peat rich in wood">
            <text:p>peat rich in woo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2">
            <text:p>0.32</text:p>
          </table:table-cell>
          <table:table-cell office:value-type="float" office:value="1.18">
            <text:p>1.18</text:p>
          </table:table-cell>
          <table:table-cell office:value-type="float" office:value="1.1767900405456821">
            <text:p>1.1767900405456821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287A">
            <text:p>T-5287A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6090.0">
            <text:p>6090.0</text:p>
          </table:table-cell>
          <table:table-cell office:value-type="float" office:value="100.0">
            <text:p>100.0</text:p>
          </table:table-cell>
          <table:table-cell office:value-type="string" office:value="alnus and pinus">
            <text:p>alnus and 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.52">
            <text:p>7.5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6,CreelEtal2022">
            <text:p>Moller1986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285A">
            <text:p>T-5285A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6290.0">
            <text:p>6290.0</text:p>
          </table:table-cell>
          <table:table-cell office:value-type="float" office:value="60.0">
            <text:p>60.0</text:p>
          </table:table-cell>
          <table:table-cell office:value-type="string" office:value="alnus and pinus">
            <text:p>alnus and 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82">
            <text:p>6.8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6,CreelEtal2022">
            <text:p>Moller1986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284A">
            <text:p>T-5284A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6720.0">
            <text:p>6720.0</text:p>
          </table:table-cell>
          <table:table-cell office:value-type="float" office:value="160.0">
            <text:p>160.0</text:p>
          </table:table-cell>
          <table:table-cell office:value-type="string" office:value="alnus and pinus">
            <text:p>alnus and 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72">
            <text:p>6.7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6,CreelEtal2022">
            <text:p>Moller1986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282">
            <text:p>T-5282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7400.0">
            <text:p>7400.0</text:p>
          </table:table-cell>
          <table:table-cell office:value-type="float" office:value="120.0">
            <text:p>120.0</text:p>
          </table:table-cell>
          <table:table-cell office:value-type="string" office:value="sand and gyttja">
            <text:p>sand and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02">
            <text:p>2.0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6,CreelEtal2022">
            <text:p>Moller1986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050A">
            <text:p>T-5050A</text:p>
          </table:table-cell>
          <table:table-cell office:value-type="float" office:value="69.261599">
            <text:p>69.261599</text:p>
          </table:table-cell>
          <table:table-cell office:value-type="float" office:value="16.048587">
            <text:p>16.048587</text:p>
          </table:table-cell>
          <table:table-cell office:value-type="float" office:value="12120.0">
            <text:p>12120.0</text:p>
          </table:table-cell>
          <table:table-cell office:value-type="float" office:value="110.0">
            <text:p>110.0</text:p>
          </table:table-cell>
          <table:table-cell office:value-type="string" office:value="gelatinous organic silt">
            <text:p>gelatinous organic sil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3.04">
            <text:p>43.04</text:p>
          </table:table-cell>
          <table:table-cell office:value-type="float" office:value="1.42">
            <text:p>1.42</text:p>
          </table:table-cell>
          <table:table-cell office:value-type="float" office:value="1.415248338564003">
            <text:p>1.415248338564003</text:p>
          </table:table-cell>
          <table:table-cell office:value-type="string" office:value="VorrenEtal1988,CreelEtal2022">
            <text:p>VorrenEtal1988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4730">
            <text:p>T-4730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6530.0">
            <text:p>6530.0</text:p>
          </table:table-cell>
          <table:table-cell office:value-type="float" office:value="100.0">
            <text:p>100.0</text:p>
          </table:table-cell>
          <table:table-cell office:value-type="string" office:value="pinus">
            <text:p>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02">
            <text:p>8.0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4,CreelEtal2022">
            <text:p>Moller198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385">
            <text:p>T-385</text:p>
          </table:table-cell>
          <table:table-cell office:value-type="float" office:value="69.11666666666666">
            <text:p>69.11666666666666</text:p>
          </table:table-cell>
          <table:table-cell office:value-type="float" office:value="16.05">
            <text:p>16.05</text:p>
          </table:table-cell>
          <table:table-cell office:value-type="float" office:value="2710.0">
            <text:p>2710.0</text:p>
          </table:table-cell>
          <table:table-cell office:value-type="float" office:value="90.0">
            <text:p>9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.72">
            <text:p>2.72</text:p>
          </table:table-cell>
          <table:table-cell office:value-type="float" office:value="1.17">
            <text:p>1.17</text:p>
          </table:table-cell>
          <table:table-cell office:value-type="float" office:value="1.1664771700674927">
            <text:p>1.1664771700674927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382">
            <text:p>T-382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10940.0">
            <text:p>10940.0</text:p>
          </table:table-cell>
          <table:table-cell office:value-type="float" office:value="240.0">
            <text:p>2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9">
            <text:p>0.9</text:p>
          </table:table-cell>
          <table:table-cell office:value-type="float" office:value="1.18">
            <text:p>1.18</text:p>
          </table:table-cell>
          <table:table-cell office:value-type="float" office:value="1.1767900405456821">
            <text:p>1.1767900405456821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5286A">
            <text:p>T-5286A</text:p>
          </table:table-cell>
          <table:table-cell office:value-type="float" office:value="69.1764">
            <text:p>69.1764</text:p>
          </table:table-cell>
          <table:table-cell office:value-type="float" office:value="16.08590215">
            <text:p>16.08590215</text:p>
          </table:table-cell>
          <table:table-cell office:value-type="float" office:value="6140.0">
            <text:p>6140.0</text:p>
          </table:table-cell>
          <table:table-cell office:value-type="float" office:value="50.0">
            <text:p>50.0</text:p>
          </table:table-cell>
          <table:table-cell office:value-type="string" office:value="alnus and pinus">
            <text:p>alnus and 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.12">
            <text:p>7.12</text:p>
          </table:table-cell>
          <table:table-cell office:value-type="float" office:value="1.17">
            <text:p>1.17</text:p>
          </table:table-cell>
          <table:table-cell office:value-type="float" office:value="1.167190986740177">
            <text:p>1.167190986740177</text:p>
          </table:table-cell>
          <table:table-cell office:value-type="string" office:value="Moller1986,CreelEtal2022">
            <text:p>Moller1986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351">
            <text:p>T-351</text:p>
          </table:table-cell>
          <table:table-cell office:value-type="float" office:value="69.15">
            <text:p>69.15</text:p>
          </table:table-cell>
          <table:table-cell office:value-type="float" office:value="16.033333333333335">
            <text:p>16.033333333333335</text:p>
          </table:table-cell>
          <table:table-cell office:value-type="float" office:value="3070.0">
            <text:p>3070.0</text:p>
          </table:table-cell>
          <table:table-cell office:value-type="float" office:value="100.0">
            <text:p>100.0</text:p>
          </table:table-cell>
          <table:table-cell office:value-type="string" office:value="pinus">
            <text:p>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72">
            <text:p>3.72</text:p>
          </table:table-cell>
          <table:table-cell office:value-type="float" office:value="1.17">
            <text:p>1.17</text:p>
          </table:table-cell>
          <table:table-cell office:value-type="float" office:value="1.170325920502596">
            <text:p>1.170325920502596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stratigraphy">
            <text:p>stratigraphy</text:p>
          </table:table-cell>
          <table:table-cell office:value-type="string" office:value="Barn15_15">
            <text:p>Barn15_15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750.0">
            <text:p>750.0</text:p>
          </table:table-cell>
          <table:table-cell office:value-type="float" office:value="100.0">
            <text:p>100.0</text:p>
          </table:table-cell>
          <table:table-cell office:value-type="string" office:value="Sediment">
            <text:p>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6">
            <text:p>0.66</text:p>
          </table:table-cell>
          <table:table-cell office:value-type="float" office:value="0.51">
            <text:p>0.51</text:p>
          </table:table-cell>
          <table:table-cell office:value-type="float" office:value="0.5083006221526158">
            <text:p>0.5083006221526158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8">
            <text:p>Poz-119908</text:p>
          </table:table-cell>
          <table:table-cell office:value-type="float" office:value="68.777586491442">
            <text:p>68.777586491442</text:p>
          </table:table-cell>
          <table:table-cell office:value-type="float" office:value="14.5085732990632">
            <text:p>14.5085732990632</text:p>
          </table:table-cell>
          <table:table-cell office:value-type="float" office:value="13380.0">
            <text:p>13380.0</text:p>
          </table:table-cell>
          <table:table-cell office:value-type="float" office:value="90.0">
            <text:p>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1.36">
            <text:p>1.36</text:p>
          </table:table-cell>
          <table:table-cell office:value-type="float" office:value="1.3595440955825064">
            <text:p>1.3595440955825064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202">
            <text:p>T-2202</text:p>
          </table:table-cell>
          <table:table-cell office:value-type="float" office:value="68.9177745950623">
            <text:p>68.9177745950623</text:p>
          </table:table-cell>
          <table:table-cell office:value-type="float" office:value="16.2686418027255">
            <text:p>16.2686418027255</text:p>
          </table:table-cell>
          <table:table-cell office:value-type="float" office:value="2080.0">
            <text:p>208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0.3">
            <text:p>30.3</text:p>
          </table:table-cell>
          <table:table-cell office:value-type="float" office:value="1.3">
            <text:p>1.3</text:p>
          </table:table-cell>
          <table:table-cell office:value-type="float" office:value="1.3000388694448017">
            <text:p>1.3000388694448017</text:p>
          </table:table-cell>
          <table:table-cell office:value-type="string" office:value="Moller1987,CreelEtal2022">
            <text:p>Moller1987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stratigraphy">
            <text:p>stratigraphy</text:p>
          </table:table-cell>
          <table:table-cell office:value-type="string" office:value="Barn15_17">
            <text:p>Barn15_17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1750.0">
            <text:p>1750.0</text:p>
          </table:table-cell>
          <table:table-cell office:value-type="float" office:value="200.0">
            <text:p>200.0</text:p>
          </table:table-cell>
          <table:table-cell office:value-type="string" office:value="Sediment">
            <text:p>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4">
            <text:p>2.4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stratigraphy">
            <text:p>stratigraphy</text:p>
          </table:table-cell>
          <table:table-cell office:value-type="string" office:value="Barn15_16">
            <text:p>Barn15_16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1075.0">
            <text:p>1075.0</text:p>
          </table:table-cell>
          <table:table-cell office:value-type="float" office:value="125.0">
            <text:p>125.0</text:p>
          </table:table-cell>
          <table:table-cell office:value-type="string" office:value="Sediment">
            <text:p>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4">
            <text:p>0.64</text:p>
          </table:table-cell>
          <table:table-cell office:value-type="float" office:value="0.51">
            <text:p>0.51</text:p>
          </table:table-cell>
          <table:table-cell office:value-type="float" office:value="0.5083006221526158">
            <text:p>0.5083006221526158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SUERC-41146">
            <text:p>SUERC-41146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3020.0">
            <text:p>3020.0</text:p>
          </table:table-cell>
          <table:table-cell office:value-type="float" office:value="35.0">
            <text:p>35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82">
            <text:p>1.82</text:p>
          </table:table-cell>
          <table:table-cell office:value-type="float" office:value="0.44">
            <text:p>0.44</text:p>
          </table:table-cell>
          <table:table-cell office:value-type="float" office:value="0.439026790162897">
            <text:p>0.439026790162897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stratigraphy">
            <text:p>stratigraphy</text:p>
          </table:table-cell>
          <table:table-cell office:value-type="string" office:value="Barn15_14">
            <text:p>Barn15_14</text:p>
          </table:table-cell>
          <table:table-cell office:value-type="float" office:value="68.3206">
            <text:p>68.3206</text:p>
          </table:table-cell>
          <table:table-cell office:value-type="float" office:value="15.58">
            <text:p>15.58</text:p>
          </table:table-cell>
          <table:table-cell office:value-type="float" office:value="575.0">
            <text:p>575.0</text:p>
          </table:table-cell>
          <table:table-cell office:value-type="float" office:value="125.0">
            <text:p>125.0</text:p>
          </table:table-cell>
          <table:table-cell office:value-type="string" office:value="Sediment">
            <text:p>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9">
            <text:p>0.69</text:p>
          </table:table-cell>
          <table:table-cell office:value-type="float" office:value="0.51">
            <text:p>0.51</text:p>
          </table:table-cell>
          <table:table-cell office:value-type="float" office:value="0.5083006221526158">
            <text:p>0.5083006221526158</text:p>
          </table:table-cell>
          <table:table-cell office:value-type="string" office:value="BarnettEtal2015,CreelEtal2022">
            <text:p>BarnettEtal2015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1888">
            <text:p>T-1888</text:p>
          </table:table-cell>
          <table:table-cell office:value-type="float" office:value="69.233192">
            <text:p>69.233192</text:p>
          </table:table-cell>
          <table:table-cell office:value-type="float" office:value="16.0598">
            <text:p>16.0598</text:p>
          </table:table-cell>
          <table:table-cell office:value-type="float" office:value="10510.0">
            <text:p>10510.0</text:p>
          </table:table-cell>
          <table:table-cell office:value-type="float" office:value="510.0">
            <text:p>5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4.04">
            <text:p>34.04</text:p>
          </table:table-cell>
          <table:table-cell office:value-type="float" office:value="1.35">
            <text:p>1.35</text:p>
          </table:table-cell>
          <table:table-cell office:value-type="float" office:value="1.3547301910884295">
            <text:p>1.3547301910884295</text:p>
          </table:table-cell>
          <table:table-cell office:value-type="string" office:value="Vorren1978,CreelEtal2022">
            <text:p>Vorren1978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2201">
            <text:p>T-2201</text:p>
          </table:table-cell>
          <table:table-cell office:value-type="float" office:value="68.9177745950623">
            <text:p>68.9177745950623</text:p>
          </table:table-cell>
          <table:table-cell office:value-type="float" office:value="16.2686418027255">
            <text:p>16.2686418027255</text:p>
          </table:table-cell>
          <table:table-cell office:value-type="float" office:value="1220.0">
            <text:p>122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0.3">
            <text:p>30.3</text:p>
          </table:table-cell>
          <table:table-cell office:value-type="float" office:value="1.3">
            <text:p>1.3</text:p>
          </table:table-cell>
          <table:table-cell office:value-type="float" office:value="1.3000388694448017">
            <text:p>1.3000388694448017</text:p>
          </table:table-cell>
          <table:table-cell office:value-type="string" office:value="Moller1987,CreelEtal2022">
            <text:p>Moller1987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T-1887">
            <text:p>T-1887</text:p>
          </table:table-cell>
          <table:table-cell office:value-type="float" office:value="69.233192">
            <text:p>69.233192</text:p>
          </table:table-cell>
          <table:table-cell office:value-type="float" office:value="16.0598">
            <text:p>16.0598</text:p>
          </table:table-cell>
          <table:table-cell office:value-type="float" office:value="12920.0">
            <text:p>12920.0</text:p>
          </table:table-cell>
          <table:table-cell office:value-type="float" office:value="110.0">
            <text:p>1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4.04">
            <text:p>34.04</text:p>
          </table:table-cell>
          <table:table-cell office:value-type="float" office:value="1.35">
            <text:p>1.35</text:p>
          </table:table-cell>
          <table:table-cell office:value-type="float" office:value="1.3547301910884295">
            <text:p>1.3547301910884295</text:p>
          </table:table-cell>
          <table:table-cell office:value-type="string" office:value="Vorren1978,CreelEtal2022">
            <text:p>Vorren1978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899">
            <text:p>Poz-119899</text:p>
          </table:table-cell>
          <table:table-cell office:value-type="float" office:value="68.7735689105176">
            <text:p>68.7735689105176</text:p>
          </table:table-cell>
          <table:table-cell office:value-type="float" office:value="14.5107956427285">
            <text:p>14.5107956427285</text:p>
          </table:table-cell>
          <table:table-cell office:value-type="float" office:value="9890.0">
            <text:p>989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65">
            <text:p>10.65</text:p>
          </table:table-cell>
          <table:table-cell office:value-type="float" office:value="0.64">
            <text:p>0.64</text:p>
          </table:table-cell>
          <table:table-cell office:value-type="float" office:value="0.6373865515976681">
            <text:p>0.6373865515976681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2">
            <text:p>Poz-119902</text:p>
          </table:table-cell>
          <table:table-cell office:value-type="float" office:value="68.777586491442">
            <text:p>68.777586491442</text:p>
          </table:table-cell>
          <table:table-cell office:value-type="float" office:value="14.5085732990632">
            <text:p>14.5085732990632</text:p>
          </table:table-cell>
          <table:table-cell office:value-type="float" office:value="9830.0">
            <text:p>983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75">
            <text:p>9.75</text:p>
          </table:table-cell>
          <table:table-cell office:value-type="float" office:value="1.36">
            <text:p>1.36</text:p>
          </table:table-cell>
          <table:table-cell office:value-type="float" office:value="1.3595440955825064">
            <text:p>1.3595440955825064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1">
            <text:p>Poz-119901</text:p>
          </table:table-cell>
          <table:table-cell office:value-type="float" office:value="68.7735689105176">
            <text:p>68.7735689105176</text:p>
          </table:table-cell>
          <table:table-cell office:value-type="float" office:value="14.5107956427285">
            <text:p>14.5107956427285</text:p>
          </table:table-cell>
          <table:table-cell office:value-type="float" office:value="13440.0">
            <text:p>13440.0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1.6">
            <text:p>11.6</text:p>
          </table:table-cell>
          <table:table-cell office:value-type="float" office:value="0.64">
            <text:p>0.64</text:p>
          </table:table-cell>
          <table:table-cell office:value-type="float" office:value="0.6373865515976681">
            <text:p>0.6373865515976681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3">
            <text:p>Poz-119903</text:p>
          </table:table-cell>
          <table:table-cell office:value-type="float" office:value="68.777586491442">
            <text:p>68.777586491442</text:p>
          </table:table-cell>
          <table:table-cell office:value-type="float" office:value="14.5085732990632">
            <text:p>14.5085732990632</text:p>
          </table:table-cell>
          <table:table-cell office:value-type="float" office:value="11850.0">
            <text:p>1185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75">
            <text:p>9.75</text:p>
          </table:table-cell>
          <table:table-cell office:value-type="float" office:value="1.36">
            <text:p>1.36</text:p>
          </table:table-cell>
          <table:table-cell office:value-type="float" office:value="1.3595440955825064">
            <text:p>1.3595440955825064</text:p>
          </table:table-cell>
          <table:table-cell office:value-type="string" office:value="Vetti2020,CreelEtal2022">
            <text:p>Vetti2020,CreelEtal2022</text:p>
          </table:table-cell>
        </table:table-row>
        <table:table-row>
          <table:table-cell office:value-type="string" office:value="Vesteralen">
            <text:p>Vesteralen</text:p>
          </table:table-cell>
          <table:table-cell office:value-type="string" office:value="radiocarbon">
            <text:p>radiocarbon</text:p>
          </table:table-cell>
          <table:table-cell office:value-type="string" office:value="Poz-119900">
            <text:p>Poz-119900</text:p>
          </table:table-cell>
          <table:table-cell office:value-type="float" office:value="68.7735689105176">
            <text:p>68.7735689105176</text:p>
          </table:table-cell>
          <table:table-cell office:value-type="float" office:value="14.5107956427285">
            <text:p>14.5107956427285</text:p>
          </table:table-cell>
          <table:table-cell office:value-type="float" office:value="12090.0">
            <text:p>1209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65">
            <text:p>10.65</text:p>
          </table:table-cell>
          <table:table-cell office:value-type="float" office:value="0.64">
            <text:p>0.64</text:p>
          </table:table-cell>
          <table:table-cell office:value-type="float" office:value="0.6373865515976681">
            <text:p>0.6373865515976681</text:p>
          </table:table-cell>
          <table:table-cell office:value-type="string" office:value="Vetti2020,CreelEtal2022">
            <text:p>Vetti2020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